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5421" officeooo:paragraph-rsid="00055421"/>
    </style:style>
    <style:style style:name="P2" style:family="paragraph" style:parent-style-name="Standard">
      <style:text-properties officeooo:rsid="0006077f" officeooo:paragraph-rsid="0006077f"/>
    </style:style>
    <style:style style:name="P3" style:family="paragraph" style:parent-style-name="Standard">
      <style:text-properties officeooo:rsid="0007cddb" officeooo:paragraph-rsid="0007cddb"/>
    </style:style>
    <style:style style:name="P4" style:family="paragraph" style:parent-style-name="Standard">
      <style:text-properties officeooo:rsid="00093d60" officeooo:paragraph-rsid="00093d60"/>
    </style:style>
    <style:style style:name="P5" style:family="paragraph" style:parent-style-name="Standard">
      <style:text-properties officeooo:rsid="00093eaa" officeooo:paragraph-rsid="00093eaa"/>
    </style:style>
    <style:style style:name="P6" style:family="paragraph" style:parent-style-name="Standard">
      <style:text-properties officeooo:rsid="00094498" officeooo:paragraph-rsid="00094498"/>
    </style:style>
    <style:style style:name="P7" style:family="paragraph" style:parent-style-name="Standard">
      <style:text-properties officeooo:rsid="000a4ad0" officeooo:paragraph-rsid="000a4ad0"/>
    </style:style>
    <style:style style:name="P8" style:family="paragraph" style:parent-style-name="Standard">
      <style:text-properties officeooo:rsid="000a990a" officeooo:paragraph-rsid="000a990a"/>
    </style:style>
    <style:style style:name="P9" style:family="paragraph" style:parent-style-name="Standard">
      <style:text-properties officeooo:rsid="000c26cd" officeooo:paragraph-rsid="000c26cd"/>
    </style:style>
    <style:style style:name="P10" style:family="paragraph" style:parent-style-name="Standard">
      <style:text-properties officeooo:rsid="000cbb7d" officeooo:paragraph-rsid="000cbb7d"/>
    </style:style>
    <style:style style:name="P11" style:family="paragraph" style:parent-style-name="Standard">
      <style:text-properties officeooo:rsid="000e84be" officeooo:paragraph-rsid="000e84be"/>
    </style:style>
    <style:style style:name="P12" style:family="paragraph" style:parent-style-name="Standard">
      <style:text-properties officeooo:rsid="00103682" officeooo:paragraph-rsid="00103682"/>
    </style:style>
    <style:style style:name="P13" style:family="paragraph" style:parent-style-name="Standard">
      <style:text-properties officeooo:rsid="0010e1c9" officeooo:paragraph-rsid="0010e1c9"/>
    </style:style>
    <style:style style:name="P14" style:family="paragraph" style:parent-style-name="Standard">
      <style:text-properties officeooo:rsid="0010e9f3" officeooo:paragraph-rsid="0010e9f3"/>
    </style:style>
    <style:style style:name="P15" style:family="paragraph" style:parent-style-name="Preformatted_20_Text">
      <style:text-properties officeooo:rsid="0006077f" officeooo:paragraph-rsid="00093eaa"/>
    </style:style>
    <style:style style:name="P16" style:family="paragraph" style:parent-style-name="Preformatted_20_Text">
      <style:text-properties officeooo:rsid="00094498" officeooo:paragraph-rsid="00094498"/>
    </style:style>
    <style:style style:name="P17" style:family="paragraph" style:parent-style-name="Preformatted_20_Text">
      <style:text-properties officeooo:rsid="0010e9f3" officeooo:paragraph-rsid="0010e9f3"/>
    </style:style>
    <style:style style:name="P18" style:family="paragraph" style:parent-style-name="Preformatted_20_Text">
      <style:paragraph-properties fo:margin-top="0in" fo:margin-bottom="0.1965in" loext:contextual-spacing="false"/>
    </style:style>
    <style:style style:name="P19" style:family="paragraph" style:parent-style-name="Preformatted_20_Text">
      <style:paragraph-properties fo:margin-top="0in" fo:margin-bottom="0.1965in" loext:contextual-spacing="false"/>
      <style:text-properties officeooo:paragraph-rsid="0010e9f3"/>
    </style:style>
    <style:style style:name="T1" style:family="text">
      <style:text-properties officeooo:rsid="0007cddb"/>
    </style:style>
    <style:style style:name="T2" style:family="text">
      <style:text-properties officeooo:rsid="00093eaa"/>
    </style:style>
    <style:style style:name="T3" style:family="text">
      <style:text-properties officeooo:rsid="00094498"/>
    </style:style>
    <style:style style:name="T4" style:family="text">
      <style:text-properties officeooo:rsid="000cbb7d"/>
    </style:style>
    <style:style style:name="T5" style:family="text">
      <style:text-properties officeooo:rsid="0010e9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Report Javier Arechalde</text:p>
      <text:p text:style-name="P1"/>
      <text:p text:style-name="P2">Data We are using</text:p>
      <text:p text:style-name="P2">In this project we will be using the gdelts GKG data, this data is available in Gdelts webpage. There is a masterfiles text file that contains the web addresses of all the files in the dataset available for download.</text:p>
      <text:p text:style-name="P2"/>
      <text:p text:style-name="P2">The data we are gong to use is updated every 15 minutes, and contains news from all around the world including locations of this news, other locations related with this news, etc. More information is available in [link to the pdf file that describes the gkg data]</text:p>
      <text:p text:style-name="P2"/>
      <text:p text:style-name="P2">After doing some quick analysis, downloading the data from one day, which is 24*4 = 96 files, each days data will use 2,5 gb of space approximately, so in order to store all the data which was saved from may 2015, we will need 2,5 TB of storage approximately. We ran into an issue here and is that google cloud services limits the maximum space of disk to 2 tb for the free accounts. So we will work for now with 2016’s data, which is the year that is complete.</text:p>
      <text:p text:style-name="P2"/>
      <text:p text:style-name="P2">As we said, we will use google cloud services, to create a hadoop cluster, and run a mapreduce job over our dataset.</text:p>
      <text:p text:style-name="P2"/>
      <text:p text:style-name="P2">Introduction</text:p>
      <text:p text:style-name="P2"/>
      <text:p text:style-name="P2">We are going to implement a mapper an a reducer function for aggregating the data in this dataset, and later on creating a heatmap containing the emotions, and the locations that appeared the most on different days, months of years.</text:p>
      <text:p text:style-name="P2"/>
      <text:p text:style-name="P10">What is yarn</text:p>
      <text:p text:style-name="P2"/>
      <text:p text:style-name="P2">Implementation</text:p>
      <text:p text:style-name="P2"/>
      <text:p text:style-name="P2">In this section we will explain the steps to follow to implement our map-reduce</text:p>
      <text:p text:style-name="P2"/>
      <text:p text:style-name="P2">In this project <text:span text:style-name="T1">I started by running mapreduce on a local machine, then running the mapreduce job on a single node cluster, and the running the job on a 2 node cluster</text:span></text:p>
      <text:p text:style-name="P2"/>
      <text:p text:style-name="P3">Setting up the cluster</text:p>
      <text:p text:style-name="P3"/>
      <text:p text:style-name="P3">To start setting up the cluster, first we will start by creating 2 instances In google cloud services, In this case, we created x instances, each one of them having 500 gb, x cores, and x ram. All the instances run Ubuntu ...</text:p>
      <text:p text:style-name="P3"/>
      <text:p text:style-name="P3">Now we will follow this process to set up all the instances</text:p>
      <text:p text:style-name="P3"/>
      <text:p text:style-name="P3">1. We will install java runtime enviroment and java development kit in our machines in order to do this, we will need to execute the following commands</text:p>
      <text:p text:style-name="P3"/>
      <text:p text:style-name="P3">sudo apt-get install default-jre</text:p>
      <text:p text:style-name="P3">sudo apr-get install default-jdk</text:p>
      <text:p text:style-name="P3"/>
      <text:p text:style-name="P3"><text:soft-page-break/>To check if java was installed successfully, we will run the following command</text:p>
      <text:p text:style-name="P3">java -version</text:p>
      <text:p text:style-name="P3"/>
      <text:p text:style-name="P3">And the java version should show up in the command </text:p>
      <text:p text:style-name="P3"/>
      <text:p text:style-name="P3">Then we should add an user to the users group</text:p>
      <text:p text:style-name="P4">sudo addgroup hadoop</text:p>
      <text:p text:style-name="P4">sudo adduser –ingroup hadoop hduser</text:p>
      <text:p text:style-name="P4"/>
      <text:p text:style-name="P4">Then we need to add the user to the group of sudoers</text:p>
      <text:p text:style-name="P2"/>
      <text:p text:style-name="P15"><text:span text:style-name="Source_20_Text"><text:span text:style-name="T2">sudo usermod -aG sudo hduser</text:span></text:span></text:p>
      <text:p text:style-name="P15"><text:span text:style-name="Source_20_Text"/></text:p>
      <text:p text:style-name="P5">Then we will need to login using the username</text:p>
      <text:p text:style-name="P5"><text:line-break/>su – hduser</text:p>
      <text:p text:style-name="P5"/>
      <text:p text:style-name="P5">insert the password and we are in</text:p>
      <text:p text:style-name="P5"/>
      <text:p text:style-name="P5"/>
      <text:p text:style-name="P5">Once we are in we need to generate <text:span text:style-name="T3">a key file</text:span></text:p>
      <text:p text:style-name="P5"/>
      <text:p text:style-name="P6">ssh-keygen -t rsa -P “”</text:p>
      <text:p text:style-name="P6"/>
      <text:p text:style-name="P6">then we will run the folllowing command </text:p>
      <text:p text:style-name="P6"/>
      <text:p text:style-name="P16"><text:span text:style-name="Source_20_Text">cat $HOME/.ssh/id_rsa.pub</text:span></text:p>
      <text:p text:style-name="P6"/>
      <text:p text:style-name="P6">Now show how to add the keys to google file</text:p>
      <text:p text:style-name="P6"/>
      <text:p text:style-name="P6">Then we will need to disbale ipv6 by adding this to /etc/sysct1.conf</text:p>
      <text:p text:style-name="P6"/>
      <text:p text:style-name="P16"><text:span text:style-name="Source_20_Text"># disable ipv6</text:span></text:p>
      <text:p text:style-name="Preformatted_20_Text"><text:span text:style-name="Source_20_Text">net.ipv6.conf.all.disable_ipv6 = 1</text:span></text:p>
      <text:p text:style-name="Preformatted_20_Text"><text:span text:style-name="Source_20_Text">net.ipv6.conf.default.disable_ipv6 = 1</text:span></text:p>
      <text:p text:style-name="P18"><text:span text:style-name="Source_20_Text">net.ipv6.conf.lo.disable_ipv6 = 1</text:span></text:p>
      <text:p text:style-name="P6">Reboot the instance to see if ip</text:p>
      <text:p text:style-name="P6"/>
      <text:p text:style-name="P7">We will install hadoop, </text:p>
      <text:p text:style-name="P7"/>
      <text:p text:style-name="P7">For downloading run the following </text:p>
      <text:p text:style-name="P7"/>
      <text:p text:style-name="P7">wget [download_url]</text:p>
      <text:p text:style-name="P5"/>
      <text:p text:style-name="P7">we have to download it in the /usr/local folder</text:p>
      <text:p text:style-name="P7"/>
      <text:p text:style-name="P7">then extract</text:p>
      <text:p text:style-name="P7"/>
      <text:p text:style-name="P7">sudo tar xzf [binary file]</text:p>
      <text:p text:style-name="P7"><text:soft-page-break/></text:p>
      <text:p text:style-name="P7">and move the extracted file into the hadoop folder</text:p>
      <text:p text:style-name="P7"/>
      <text:p text:style-name="P7">sudo mv hadoop-2.7.0 hadoop</text:p>
      <text:p text:style-name="P7"/>
      <text:p text:style-name="P7">sudo chown – R hduser:hadoop hadoop</text:p>
      <text:p text:style-name="P7"/>
      <text:p text:style-name="P7">Now we need to add hadop home and java home to the path</text:p>
      <text:p text:style-name="P7"/>
      <text:p text:style-name="P7">sudo nano $HOME/.bashrc</text:p>
      <text:p text:style-name="P7"/>
      <text:p text:style-name="P7">export HADOOP_HOME =/ usr/local/hadoop</text:p>
      <text:p text:style-name="P7">export JAVA_HOME = /usr/lib/jvm/default-java</text:p>
      <text:p text:style-name="P7"/>
      <text:p text:style-name="P7">Then we configure the hadoop enviroment</text:p>
      <text:p text:style-name="P7"/>
      <text:p text:style-name="P7">sudo nano /usr/local/hadoop/etc/hadoop-env.sh</text:p>
      <text:p text:style-name="P7"/>
      <text:p text:style-name="P7">export JAVA_HOME = /usr/lib/jvm/default-java</text:p>
      <text:p text:style-name="P7"/>
      <text:p text:style-name="P8">sudo mkdir -p /app/hadoop/tmp</text:p>
      <text:p text:style-name="P8">sudo chown hduser:hadoop /app/hadoop/tmp</text:p>
      <text:p text:style-name="P8">sudo chmod 750 /app/hadoop/tmp</text:p>
      <text:p text:style-name="P8"/>
      <text:p text:style-name="P10">To start the cluster</text:p>
      <text:p text:style-name="P10"/>
      <text:p text:style-name="P10">/usr/local/hadoop/sbin/start-dfs.sh</text:p>
      <text:p text:style-name="P10">/usr/local/hadoop/sbin/start-yarn.sh</text:p>
      <text:p text:style-name="P7"/>
      <text:p text:style-name="P11">Then we will need to add the ip addresses to all the instances</text:p>
      <text:p text:style-name="P11"/>
      <text:p text:style-name="P11">sudo nano /etc/hosts</text:p>
      <text:p text:style-name="P11"/>
      <text:p text:style-name="P11">[google ip] master</text:p>
      <text:p text:style-name="P11">[ip of the slave] slave1</text:p>
      <text:p text:style-name="P11">[ip of the slave] slave2</text:p>
      <text:p text:style-name="P11">[ip of the slave] slave3</text:p>
      <text:p text:style-name="P11">[ip of the slace] slave4</text:p>
      <text:p text:style-name="P7"/>
      <text:p text:style-name="P12">Then we will we check if the connection is working by running the following commands</text:p>
      <text:p text:style-name="P12"/>
      <text:p text:style-name="P13">Configure the site xml file in all machines</text:p>
      <text:p text:style-name="P13"/>
      <text:p text:style-name="P13">sudo nano /usr/local/hadoop/etc/<text:span text:style-name="T5">hadoop/core-site.xml</text:span></text:p>
      <text:p text:style-name="P13"/>
      <text:p text:style-name="P14">and add the following lines</text:p>
      <text:p text:style-name="P14"/>
      <text:p text:style-name="P17"><text:span text:style-name="Source_20_Text">&lt;property&gt;</text:span></text:p>
      <text:p text:style-name="Preformatted_20_Text"><text:span text:style-name="Source_20_Text"><text:s text:c="2"/>&lt;name&gt;fs.default.name&lt;/name&gt;</text:span></text:p>
      <text:p text:style-name="Preformatted_20_Text"><text:soft-page-break/><text:span text:style-name="Source_20_Text"><text:s text:c="2"/>&lt;value&gt;hdfs://master:54310&lt;/value&gt;</text:span></text:p>
      <text:p text:style-name="Preformatted_20_Text"><text:span text:style-name="Source_20_Text"><text:s text:c="2"/>&lt;description&gt;The name of the default file system. <text:s/>A URI whose</text:span></text:p>
      <text:p text:style-name="Preformatted_20_Text"><text:span text:style-name="Source_20_Text"><text:s text:c="2"/>scheme and authority determine the FileSystem implementation. <text:s/>The</text:span></text:p>
      <text:p text:style-name="Preformatted_20_Text"><text:span text:style-name="Source_20_Text"><text:s text:c="2"/>uri's scheme determines the config property (fs.SCHEME.impl) naming</text:span></text:p>
      <text:p text:style-name="Preformatted_20_Text"><text:span text:style-name="Source_20_Text"><text:s text:c="2"/>the FileSystem implementation class. <text:s/>The uri's authority is used to</text:span></text:p>
      <text:p text:style-name="Preformatted_20_Text"><text:span text:style-name="Source_20_Text"><text:s text:c="2"/>determine the host, port, etc. for a filesystem.&lt;/description&gt;</text:span></text:p>
      <text:p text:style-name="P18"><text:span text:style-name="Source_20_Text">&lt;/property&gt;</text:span></text:p>
      <text:p text:style-name="P14">Configure mapred-site.xml</text:p>
      <text:p text:style-name="P14"/>
      <text:p text:style-name="P17"><text:span text:style-name="Source_20_Text">&lt;property&gt;</text:span></text:p>
      <text:p text:style-name="Preformatted_20_Text"><text:span text:style-name="Source_20_Text"><text:s text:c="2"/>&lt;name&gt;mapred.job.tracker&lt;/name&gt;</text:span></text:p>
      <text:p text:style-name="Preformatted_20_Text"><text:span text:style-name="Source_20_Text"><text:s text:c="2"/>&lt;value&gt;master:54311&lt;/value&gt;</text:span></text:p>
      <text:p text:style-name="Preformatted_20_Text"><text:span text:style-name="Source_20_Text"><text:s text:c="2"/>&lt;description&gt;The host and port that the MapReduce job tracker runs</text:span></text:p>
      <text:p text:style-name="Preformatted_20_Text"><text:span text:style-name="Source_20_Text"><text:s text:c="2"/>at. <text:s/>If "local", then jobs are run in-process as a single map</text:span></text:p>
      <text:p text:style-name="Preformatted_20_Text"><text:span text:style-name="Source_20_Text"><text:s text:c="2"/>and reduce task.</text:span></text:p>
      <text:p text:style-name="Preformatted_20_Text"><text:span text:style-name="Source_20_Text"><text:s text:c="2"/>&lt;/description&gt;</text:span></text:p>
      <text:p text:style-name="P18"><text:span text:style-name="Source_20_Text">&lt;/property&gt;</text:span></text:p>
      <text:p text:style-name="P14">Configure hfs-site.xml</text:p>
      <text:p text:style-name="P14"/>
      <text:p text:style-name="P17"><text:span text:style-name="Source_20_Text">&lt;property&gt;</text:span></text:p>
      <text:p text:style-name="Preformatted_20_Text"><text:span text:style-name="Source_20_Text"><text:s text:c="2"/>&lt;name&gt;dfs.replication&lt;/name&gt;</text:span></text:p>
      <text:p text:style-name="Preformatted_20_Text"><text:span text:style-name="Source_20_Text"><text:s text:c="2"/>&lt;value&gt;2&lt;/value&gt;</text:span></text:p>
      <text:p text:style-name="Preformatted_20_Text"><text:span text:style-name="Source_20_Text"><text:s text:c="2"/>&lt;description&gt;Default block replication.</text:span></text:p>
      <text:p text:style-name="Preformatted_20_Text"><text:span text:style-name="Source_20_Text"><text:s text:c="2"/>The actual number of replications can be specified when the file is created.</text:span></text:p>
      <text:p text:style-name="Preformatted_20_Text"><text:span text:style-name="Source_20_Text"><text:s text:c="2"/>The default is used if replication is not specified in create time.</text:span></text:p>
      <text:p text:style-name="Preformatted_20_Text"><text:span text:style-name="Source_20_Text"><text:s text:c="2"/>&lt;/description&gt;</text:span></text:p>
      <text:p text:style-name="P18"><text:span text:style-name="Source_20_Text">&lt;/property&gt;</text:span></text:p>
      <text:p text:style-name="P18"><text:span text:style-name="Source_20_Text"/></text:p>
      <text:p text:style-name="P19"><text:span text:style-name="Source_20_Text"><text:span text:style-name="T5">Then we need to configure the file system:</text:span></text:span></text:p>
      <text:p text:style-name="P17"><text:span text:style-name="Source_20_Text">bin/hadoop namenode -format</text:span></text:p>
      <text:p text:style-name="P14"/>
      <text:p text:style-name="P14"/>
      <text:p text:style-name="P5"/>
      <text:p text:style-name="P2">Mapper</text:p>
      <text:p text:style-name="P2"/>
      <text:p text:style-name="P8">We implemented a mapper function that will take </text:p>
      <text:p text:style-name="P2"/>
      <text:p text:style-name="P2">Reducer</text:p>
      <text:p text:style-name="P2"/>
      <text:p text:style-name="P9">We also implemented</text:p>
      <text:p text:style-name="P2"/>
      <text:p text:style-name="P2">Linker</text:p>
      <text:p text:style-name="P2"/>
      <text:p text:style-name="P10">We will link all together in a file that will download all the files</text:p>
      <text:p text:style-name="P2"/>
      <text:p text:style-name="P2">Referenc<text:span text:style-name="T4">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16:10:08.126699006</meta:creation-date>
    <dc:date>2017-12-11T17:18:18.088256175</dc:date>
    <meta:editing-duration>PT55M3S</meta:editing-duration>
    <meta:editing-cycles>13</meta:editing-cycles>
    <meta:generator>LibreOffice/5.1.6.2$Linux_X86_64 LibreOffice_project/10m0$Build-2</meta:generator>
    <meta:document-statistic meta:table-count="0" meta:image-count="0" meta:object-count="0" meta:page-count="4" meta:paragraph-count="109" meta:word-count="860" meta:character-count="5325" meta:non-whitespace-character-count="4524"/>
  </office:meta>
</office:document-meta>
</file>